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svg:stroke-color="#008080" draw:fill="solid" draw:fill-color="#00ccc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cccc" draw:textarea-horizontal-align="center" draw:textarea-vertical-align="middle"/>
    </style:style>
    <style:style style:name="gr6" style:family="graphic" style:parent-style-name="standard">
      <style:graphic-properties svg:stroke-width="0.1cm" svg:stroke-color="#0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cm" svg:height="2.5cm" svg:x="4cm" svg:y="3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1" xml:id="id4" draw:id="id4" draw:layer="layout" svg:width="3cm" svg:height="2cm" svg:x="5cm" svg:y="23.5cm">
          <text:p text:style-name="P1">Artist</text:p>
        </draw:rect>
        <draw:rect draw:style-name="gr3" draw:text-style-name="P1" xml:id="id6" draw:id="id6" draw:layer="layout" svg:width="3.5cm" svg:height="2cm" svg:x="7.5cm" svg:y="14cm">
          <text:p text:style-name="P1">Comment</text:p>
        </draw:rect>
        <draw:rect draw:style-name="gr4" draw:text-style-name="P1" xml:id="id3" draw:id="id3" draw:layer="layout" svg:width="3cm" svg:height="3cm" svg:x="2cm" svg:y="11.5cm">
          <text:p text:style-name="P1">Location</text:p>
        </draw:rect>
        <draw:rect draw:style-name="gr5" draw:text-style-name="P1" xml:id="id2" draw:id="id2" draw:layer="layout" svg:width="3.5cm" svg:height="3cm" svg:x="11cm" svg:y="7.5cm">
          <text:p text:style-name="P1">Vote</text:p>
        </draw:rect>
        <draw:rect draw:style-name="gr4" draw:text-style-name="P1" xml:id="id8" draw:id="id8" draw:layer="layout" svg:width="3cm" svg:height="1.5cm" svg:x="16.5cm" svg:y="3.5cm">
          <text:p text:style-name="P1">Genre</text:p>
        </draw:rect>
        <draw:rect draw:style-name="gr2" draw:text-style-name="P1" xml:id="id5" draw:id="id5" draw:layer="layout" svg:width="3cm" svg:height="1.5cm" svg:x="16.5cm" svg:y="17cm">
          <text:p text:style-name="P1">Song</text:p>
        </draw:rect>
        <draw:rect draw:style-name="gr4" draw:text-style-name="P1" xml:id="id7" draw:id="id7" draw:layer="layout" svg:width="3.5cm" svg:height="1.5cm" svg:x="15cm" svg:y="23cm">
          <text:p text:style-name="P1">Album</text:p>
        </draw:rect>
        <draw:connector draw:style-name="gr6" draw:text-style-name="P1" draw:layer="layout" svg:x1="6.5cm" svg:y1="4.25cm" svg:x2="11cm" svg:y2="9cm" draw:start-shape="id1" draw:end-shape="id2" draw:end-glue-point="3" svg:d="m6500 4250h2251v4750h2249">
          <text:p/>
        </draw:connector>
        <draw:connector draw:style-name="gr7" draw:text-style-name="P1" draw:layer="layout" svg:x1="5.25cm" svg:y1="5.5cm" svg:x2="3.5cm" svg:y2="11.5cm" draw:start-shape="id1" draw:end-shape="id3" svg:d="m5250 5500v3001h-1750v2999">
          <text:p/>
        </draw:connector>
        <draw:connector draw:style-name="gr7" draw:text-style-name="P1" draw:layer="layout" svg:x1="6.5cm" svg:y1="23.5cm" svg:x2="3.5cm" svg:y2="14.5cm" draw:start-shape="id4" draw:end-shape="id3" svg:d="m6500 23500v-4500h-3000v-4500">
          <text:p/>
        </draw:connector>
        <draw:connector draw:style-name="gr7" draw:text-style-name="P1" draw:layer="layout" svg:x1="8cm" svg:y1="24.5cm" svg:x2="16.5cm" svg:y2="17.75cm" draw:start-shape="id4" draw:end-shape="id5" draw:end-glue-point="3" svg:d="m8000 24500h4250v-6750h4250">
          <text:p/>
        </draw:connector>
        <draw:connector draw:style-name="gr6" draw:text-style-name="P1" draw:layer="layout" svg:x1="14.5cm" svg:y1="9cm" svg:x2="16.5cm" svg:y2="17.75cm" draw:start-shape="id2" draw:end-shape="id5" svg:d="m14500 9000h1000v8750h1000">
          <text:p/>
        </draw:connector>
        <draw:connector draw:style-name="gr6" draw:text-style-name="P1" draw:layer="layout" svg:x1="5.25cm" svg:y1="5.5cm" svg:x2="9.25cm" svg:y2="14cm" draw:start-shape="id1" draw:end-shape="id6" svg:d="m5250 5500v4251h4000v4249">
          <text:p/>
        </draw:connector>
        <draw:connector draw:style-name="gr6" draw:text-style-name="P1" draw:layer="layout" svg:x1="11cm" svg:y1="15cm" svg:x2="16.5cm" svg:y2="17.75cm" draw:start-shape="id6" draw:end-shape="id5" svg:d="m11000 15000h2750v2750h2750">
          <text:p/>
        </draw:connector>
        <draw:connector draw:style-name="gr7" draw:text-style-name="P1" draw:layer="layout" svg:x1="16.75cm" svg:y1="23cm" svg:x2="18cm" svg:y2="18.5cm" draw:start-shape="id7" draw:start-glue-point="0" draw:end-shape="id5" svg:d="m16750 23000v-2250h1250v-2250">
          <text:p/>
        </draw:connector>
        <draw:connector draw:style-name="gr7" draw:text-style-name="P1" draw:layer="layout" svg:x1="18cm" svg:y1="5cm" svg:x2="18cm" svg:y2="17cm" draw:start-shape="id8" draw:start-glue-point="2" draw:end-shape="id5" draw:end-glue-point="0" svg:d="m18000 5000v1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Born</meta:initial-creator>
    <meta:creation-date>2014-02-01T16:30:22</meta:creation-date>
    <dc:date>2014-02-01T19:12:50</dc:date>
    <dc:creator>Andy Born</dc:creator>
    <meta:editing-duration>PT2H27M17S</meta:editing-duration>
    <meta:editing-cycles>3</meta:editing-cycles>
    <meta:generator>OpenOffice.org/3.3$Unix OpenOffice.org_project/330m20$Build-9567</meta:generator>
    <meta:document-statistic meta:object-count="17"/>
  </office:meta>
</office:document-meta>
</file>